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0a73a1" officeooo:paragraph-rsid="000a73a1"/>
    </style:style>
    <style:style style:name="T1" style:family="text">
      <style:text-properties style:text-position="super 58%"/>
    </style:style>
    <style:style style:name="T2" style:family="text">
      <style:text-properties style:text-position="0% 100%"/>
    </style:style>
    <style:style style:name="T3" style:family="text">
      <style:text-properties officeooo:rsid="000a9bb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Reprendre le code dans Printer/index.haml : Code autocomplession pour rechercher une imprimante avec suggestion de liens qui redirige automatiquement vers le printers.</text:p>
      <text:p text:style-name="P1"/>
      <text:p text:style-name="P1">Etape de validation d'un consommable : Voir pour introduire la ligne des consommables non valider dans les consommable valider sans rafraichir la page. Soit par ajax (introduction de la ligne) , soit recharger tout le tableau des consommable_true. <text:span text:style-name="T3">(⇒ inclusion d'un render dans la page)</text:span></text:p>
      <text:p text:style-name="P1"/>
      <text:p text:style-name="P1">Faire en ajax le bouton modifier des consommable/show.haml : ne marche pas du 1<text:span text:style-name="T1">er</text:span> coup dans la page, besoin de rafraichir pour que le bouton fonctionne.</text:p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3T09:18:02.492172921</meta:creation-date>
    <dc:date>2015-02-23T09:24:03.458966918</dc:date>
    <meta:editing-duration>PT2M10S</meta:editing-duration>
    <meta:editing-cycles>2</meta:editing-cycles>
    <meta:generator>LibreOffice/4.2.6.3$Linux_X86_64 LibreOffice_project/420m0$Build-3</meta:generator>
    <meta:document-statistic meta:table-count="0" meta:image-count="0" meta:object-count="0" meta:page-count="1" meta:paragraph-count="3" meta:word-count="93" meta:character-count="605" meta:non-whitespace-character-count="515"/>
  </office:meta>
</office:document-meta>
</file>